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4cm" draw:fill-color="#00b4ff"/>
    </style:style>
    <style:style style:name="gr2" style:family="graphic" style:parent-style-name="standard">
      <style:graphic-properties svg:stroke-width="0.04cm" svg:stroke-color="#ffffff" draw:fill="none" draw:fill-color="#ffffff" fo:padding-top="-0.03cm" fo:padding-bottom="-0.03cm" fo:padding-left="-0.03cm" fo:padding-right="-0.03cm"/>
    </style:style>
    <style:style style:name="gr3" style:family="graphic" style:parent-style-name="standard">
      <style:graphic-properties draw:stroke="none" svg:stroke-width="0.04cm" draw:fill-color="#005a80"/>
    </style:style>
    <style:style style:name="gr4" style:family="graphic" style:parent-style-name="standard">
      <style:graphic-properties draw:stroke="none" svg:stroke-width="0.04cm" draw:fill-color="#009cd4"/>
    </style:style>
    <style:style style:name="gr5" style:family="graphic" style:parent-style-name="standard">
      <style:graphic-properties svg:stroke-width="0.045cm" svg:stroke-color="#ffffff" draw:fill="none" draw:fill-color="#ffffff" fo:padding-top="-0.027cm" fo:padding-bottom="-0.027cm" fo:padding-left="-0.027cm" fo:padding-right="-0.027cm"/>
    </style:style>
    <style:style style:name="gr6" style:family="graphic" style:parent-style-name="standard">
      <style:graphic-properties svg:stroke-width="0.09cm" svg:stroke-color="#ffffff" draw:fill="none" draw:fill-color="#ffffff" fo:padding-top="-0.005cm" fo:padding-bottom="-0.005cm" fo:padding-left="-0.005cm" fo:padding-right="-0.005cm"/>
    </style:style>
    <style:style style:name="gr7" style:family="graphic" style:parent-style-name="standard">
      <style:graphic-properties svg:stroke-width="0.045cm" svg:stroke-color="#000000" draw:fill="none" draw:fill-color="#ffffff" fo:padding-top="-0.027cm" fo:padding-bottom="-0.027cm" fo:padding-left="-0.027cm" fo:padding-right="-0.027cm"/>
    </style:style>
    <style:style style:name="gr8" style:family="graphic" style:parent-style-name="standard">
      <style:graphic-properties svg:stroke-width="0.09cm" svg:stroke-color="#000000" draw:fill="none" draw:fill-color="#ffffff" fo:padding-top="-0.005cm" fo:padding-bottom="-0.005cm" fo:padding-left="-0.005cm" fo:padding-right="-0.005cm"/>
    </style:style>
    <style:style style:name="gr9" style:family="graphic" style:parent-style-name="standard">
      <style:graphic-properties svg:stroke-width="0.15cm" svg:stroke-color="#000000" draw:fill="none" draw:fill-color="#ffffff" fo:padding-top="0.025cm" fo:padding-bottom="0.025cm" fo:padding-left="0.025cm" fo:padding-right="0.025cm"/>
    </style:style>
    <style:style style:name="gr10" style:family="graphic" style:parent-style-name="standard">
      <style:graphic-properties svg:stroke-width="0.15cm" svg:stroke-color="#ffffff" draw:fill="none" draw:fill-color="#ffffff" fo:padding-top="0.025cm" fo:padding-bottom="0.025cm" fo:padding-left="0.025cm" fo:padding-right="0.025cm"/>
    </style:style>
    <style:style style:name="gr11" style:family="graphic" style:parent-style-name="standard">
      <style:graphic-properties draw:stroke="none" svg:stroke-width="0.085cm" draw:fill-color="#ffffff"/>
    </style:style>
  </office:automatic-styles>
  <office:body>
    <office:drawing>
      <draw:page draw:name="page1" draw:style-name="dp1" draw:master-page-name="Default">
        <draw:g>
          <draw:glue-point draw:id="4" svg:x="-1.981cm" svg:y="-5cm"/>
          <draw:glue-point draw:id="5" svg:x="5cm" svg:y="-5cm"/>
          <draw:glue-point draw:id="6" svg:x="1.509cm" svg:y="-5cm"/>
          <draw:glue-point draw:id="7" svg:x="-5cm" svg:y="5cm"/>
          <draw:glue-point draw:id="8" svg:x="2.505cm" svg:y="5cm"/>
          <draw:glue-point draw:id="9" svg:x="-1.247cm" svg:y="5cm"/>
          <draw:glue-point draw:id="10" svg:x="-5cm" svg:y="-0.623cm"/>
          <draw:glue-point draw:id="11" svg:x="-5cm" svg:y="2.189cm"/>
          <draw:glue-point draw:id="12" svg:x="5cm" svg:y="0.396cm"/>
          <draw:glue-point draw:id="13" svg:x="5cm" svg:y="-2.302cm"/>
          <draw:glue-point draw:id="14" svg:x="0cm" svg:y="0cm"/>
          <draw:polygon draw:style-name="gr1" draw:layer="layout" svg:width="3.6cm" svg:height="0.875cm" svg:x="0cm" svg:y="0cm" svg:viewBox="0 0 3601 876" draw:points="0,876 1087,0 3601,0 2702,876">
            <text:p/>
          </draw:polygon>
          <draw:polygon draw:style-name="gr2" draw:layer="layout" svg:width="3.6cm" svg:height="0.875cm" svg:x="0cm" svg:y="0cm" svg:viewBox="0 0 3601 876" draw:points="0,876 1087,0 3601,0 2702,876">
            <text:p/>
          </draw:polygon>
          <draw:polygon draw:style-name="gr3" draw:layer="layout" svg:width="0.898cm" svg:height="2cm" svg:x="2.702cm" svg:y="0cm" svg:viewBox="0 0 899 2001" draw:points="0,2001 899,1079 899,0 0,875">
            <text:p/>
          </draw:polygon>
          <draw:polygon draw:style-name="gr2" draw:layer="layout" svg:width="0.898cm" svg:height="2cm" svg:x="2.702cm" svg:y="0cm" svg:viewBox="0 0 899 2001" draw:points="0,2001 899,1079 899,0 0,875">
            <text:p/>
          </draw:polygon>
          <draw:polygon draw:style-name="gr4" draw:layer="layout" svg:width="2.702cm" svg:height="1.125cm" svg:x="0cm" svg:y="0.875cm" svg:viewBox="0 0 2703 1126" draw:points="2703,1126 2703,0 0,0 0,1126">
            <text:p/>
          </draw:polygon>
          <draw:polygon draw:style-name="gr2" draw:layer="layout" svg:width="2.702cm" svg:height="1.125cm" svg:x="0cm" svg:y="0.875cm" svg:viewBox="0 0 2703 1126" draw:points="2703,1126 2703,0 0,0 0,1126">
            <text:p/>
          </draw:polygon>
          <draw:path draw:style-name="gr5" draw:layer="layout" svg:width="2.37cm" svg:height="0.412cm" svg:x="0.181cm" svg:y="1.26cm" svg:viewBox="0 0 2371 413" svg:d="m2371 205c0 0-182 469-401 0-211-461-392 0-392 0 0 0-182 461-401 0-211-461-392 0-392 0 0 0-181 469-393 0-219-461-392 0-392 0">
            <text:p/>
          </draw:path>
          <draw:path draw:style-name="gr6" draw:layer="layout" svg:width="2.37cm" svg:height="0.412cm" svg:x="0.181cm" svg:y="1.26cm" svg:viewBox="0 0 2371 413" svg:d="m0 205c0 0 173 469 392 0 219-461 393 0 393 0 0 0 181 461 400 0 211-461 393 0 393 0 0 0 181 469 392 0 219-461 401 0 401 0">
            <text:p/>
          </draw:path>
          <draw:path draw:style-name="gr7" draw:layer="layout" svg:width="2.37cm" svg:height="0.412cm" svg:x="0.219cm" svg:y="1.26cm" svg:viewBox="0 0 2371 413" svg:d="m2371 205c0 0-182 469-393 0-219-461-400 0-400 0 0 0-174 461-393 0s-393 0-393 0c0 0-181 469-400 0-211-461-392 0-392 0">
            <text:p/>
          </draw:path>
          <draw:path draw:style-name="gr8" draw:layer="layout" svg:width="2.37cm" svg:height="0.412cm" svg:x="0.219cm" svg:y="1.26cm" svg:viewBox="0 0 2371 413" svg:d="m0 205c0 0 181 469 400 0 211-461 392 0 392 0 0 0 182 461 393 0 219-461 400 0 400 0 0 0 174 469 393 0 211-461 393 0 393 0">
            <text:p/>
          </draw:path>
          <draw:path draw:style-name="gr5" draw:layer="layout" svg:width="2.37cm" svg:height="0.412cm" svg:x="0.181cm" svg:y="1.26cm" svg:viewBox="0 0 2371 413" svg:d="m2371 205c0 0-182 469-401 0-211-461-392 0-392 0 0 0-182 461-401 0-211-461-392 0-392 0 0 0-181 469-393 0-219-461-392 0-392 0">
            <text:p/>
          </draw:path>
          <draw:path draw:style-name="gr6" draw:layer="layout" svg:width="2.37cm" svg:height="0.412cm" svg:x="0.181cm" svg:y="1.26cm" svg:viewBox="0 0 2371 413" svg:d="m0 205c0 0 173 469 392 0 219-461 393 0 393 0 0 0 181 461 400 0 211-461 393 0 393 0 0 0 181 469 392 0 219-461 401 0 401 0">
            <text:p/>
          </draw:path>
          <draw:path draw:style-name="gr7" draw:layer="layout" svg:width="2.37cm" svg:height="0.412cm" svg:x="0.219cm" svg:y="1.26cm" svg:viewBox="0 0 2371 413" svg:d="m2371 205c0 0-182 469-393 0-219-461-400 0-400 0 0 0-174 461-393 0s-393 0-393 0c0 0-181 469-400 0-211-461-392 0-392 0">
            <text:p/>
          </draw:path>
          <draw:path draw:style-name="gr9" draw:layer="layout" svg:width="2.37cm" svg:height="0.412cm" svg:x="0.219cm" svg:y="1.26cm" svg:viewBox="0 0 2371 413" svg:d="m0 205c0 0 181 469 400 0 211-461 392 0 392 0 0 0 182 461 393 0 219-461 400 0 400 0 0 0 174 469 393 0 211-461 393 0 393 0">
            <text:p/>
          </draw:path>
          <draw:path draw:style-name="gr5" draw:layer="layout" svg:width="2.37cm" svg:height="0.412cm" svg:x="0.181cm" svg:y="1.26cm" svg:viewBox="0 0 2371 413" svg:d="m2371 205c0 0-182 469-401 0-211-461-392 0-392 0 0 0-182 461-401 0-211-461-392 0-392 0 0 0-181 469-393 0-219-461-392 0-392 0">
            <text:p/>
          </draw:path>
          <draw:path draw:style-name="gr10" draw:layer="layout" svg:width="2.37cm" svg:height="0.412cm" svg:x="0.181cm" svg:y="1.26cm" svg:viewBox="0 0 2371 413" svg:d="m0 205c0 0 173 469 392 0 219-461 393 0 393 0 0 0 181 461 400 0 211-461 393 0 393 0 0 0 181 469 392 0 219-461 401 0 401 0">
            <text:p/>
          </draw:path>
          <draw:polygon draw:style-name="gr11" draw:layer="layout" svg:width="0.528cm" svg:height="0.302cm" svg:x="0.491cm" svg:y="0.279cm" svg:viewBox="0 0 529 303" draw:points="529,0 430,0 0,303 332,303 400,227 173,227">
            <text:p/>
          </draw:polygon>
          <draw:polygon draw:style-name="gr11" draw:layer="layout" svg:width="0.898cm" svg:height="0.302cm" svg:x="0.928cm" svg:y="0.279cm" svg:viewBox="0 0 899 303" draw:points="339,303 899,0 793,0 400,249 642,0 543,0 151,249 400,0 294,0 0,303 90,303 506,53 249,303">
            <text:p/>
          </draw:polygon>
          <draw:polygon draw:style-name="gr11" draw:layer="layout" svg:width="0.709cm" svg:height="0.302cm" svg:x="1.381cm" svg:y="0.279cm" svg:viewBox="0 0 710 303" draw:points="400,227 347,303 445,303 710,0 596,0 0,303 52,303 241,227 324,151 551,60 445,151 324,151 241,227">
            <text:p/>
          </draw:polygon>
          <draw:path draw:style-name="gr11" draw:layer="layout" svg:width="0.72cm" svg:height="0.302cm" svg:x="1.887cm" svg:y="0.279cm" svg:viewBox="0 0 721 303" svg:d="m249 227h128c84 0 197-53 280-144 91-68 83-83-15-83h-212l-430 303h98l226-152 129-76h91c53 0 60 8 15 15-46 38-91 61-144 61h-91l-226 152z">
            <text:p/>
          </draw:path>
          <draw:path draw:style-name="gr11" draw:layer="layout" svg:width="0.718cm" svg:height="0.302cm" svg:x="2.325cm" svg:y="0.279cm" svg:viewBox="0 0 719 303" svg:d="m249 227h121c90 0 204-53 287-144 90-68 83-83-23-83h-211l-423 303h98l226-152 129-76h90c53 0 53 8 16 15-46 38-91 61-144 61h-91l-226 152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Lightweight AP</dc:title>
    <meta:creation-date>2011-02-07T16:38:33</meta:creation-date>
    <meta:editing-duration>P0D</meta:editing-duration>
    <meta:editing-cycles>1</meta:editing-cycles>
    <meta:document-statistic meta:object-count="22"/>
    <meta:generator>OpenOffice.org/3.3$Linux OpenOffice.org_project/330m20$Build-9567</meta:generator>
  </office:meta>
</office:document-meta>
</file>